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d02" officeooo:paragraph-rsid="00191d02"/>
    </style:style>
    <style:style style:name="P2" style:family="paragraph" style:parent-style-name="Standard">
      <style:text-properties officeooo:rsid="001e1232" officeooo:paragraph-rsid="001e1232"/>
    </style:style>
    <style:style style:name="P3" style:family="paragraph" style:parent-style-name="Standard">
      <style:text-properties officeooo:rsid="001e1232" officeooo:paragraph-rsid="001f3905"/>
    </style:style>
    <style:style style:name="P4" style:family="paragraph" style:parent-style-name="Standard">
      <style:text-properties officeooo:rsid="001f3905" officeooo:paragraph-rsid="001f3905"/>
    </style:style>
    <style:style style:name="P5" style:family="paragraph" style:parent-style-name="Standard">
      <style:text-properties officeooo:rsid="0023463b" officeooo:paragraph-rsid="0023463b"/>
    </style:style>
    <style:style style:name="P6" style:family="paragraph" style:parent-style-name="Standard">
      <style:text-properties fo:font-weight="bold" officeooo:rsid="0023463b" officeooo:paragraph-rsid="0023463b" style:font-weight-asian="bold" style:font-weight-complex="bold"/>
    </style:style>
    <style:style style:name="P7" style:family="paragraph" style:parent-style-name="Standard">
      <style:text-properties fo:font-weight="bold" officeooo:rsid="00191d02" officeooo:paragraph-rsid="00191d02" style:font-weight-asian="bold" style:font-weight-complex="bold"/>
    </style:style>
    <style:style style:name="P8" style:family="paragraph" style:parent-style-name="Standard">
      <style:paragraph-properties fo:margin-left="0.616cm" fo:margin-right="0cm" fo:text-indent="0cm" style:auto-text-indent="false"/>
      <style:text-properties officeooo:rsid="001e1232" officeooo:paragraph-rsid="001e1232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1e1232" officeooo:paragraph-rsid="001e1232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3463b" officeooo:paragraph-rsid="0023463b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42d6a" officeooo:paragraph-rsid="00242d6a"/>
    </style:style>
    <style:style style:name="P12" style:family="paragraph" style:parent-style-name="Standard" style:list-style-name="L1">
      <style:text-properties officeooo:rsid="00191d02" officeooo:paragraph-rsid="00191d02"/>
    </style:style>
    <style:style style:name="P13" style:family="paragraph" style:parent-style-name="Standard" style:list-style-name="L1">
      <style:text-properties officeooo:rsid="001a106e" officeooo:paragraph-rsid="001a106e"/>
    </style:style>
    <style:style style:name="P14" style:family="paragraph" style:parent-style-name="Standard" style:list-style-name="L1">
      <style:text-properties officeooo:rsid="001a106e" officeooo:paragraph-rsid="001cad58"/>
    </style:style>
    <style:style style:name="P15" style:family="paragraph" style:parent-style-name="Standard" style:list-style-name="L2">
      <style:text-properties officeooo:rsid="001e1232" officeooo:paragraph-rsid="001e1232"/>
    </style:style>
    <style:style style:name="P16" style:family="paragraph" style:parent-style-name="Standard" style:list-style-name="L3">
      <style:text-properties officeooo:rsid="0023463b" officeooo:paragraph-rsid="0023463b"/>
    </style:style>
    <style:style style:name="P17" style:family="paragraph" style:parent-style-name="Standard" style:list-style-name="L1">
      <style:paragraph-properties fo:margin-left="0cm" fo:margin-right="0cm" fo:text-indent="-0.635cm" style:auto-text-indent="false"/>
      <style:text-properties officeooo:rsid="001a106e" officeooo:paragraph-rsid="001cad58"/>
    </style:style>
    <style:style style:name="P18" style:family="paragraph" style:parent-style-name="Standard" style:list-style-name="L1">
      <style:paragraph-properties fo:margin-left="0cm" fo:margin-right="0cm" fo:text-indent="-0.635cm" style:auto-text-indent="false"/>
      <style:text-properties officeooo:rsid="001cad58" officeooo:paragraph-rsid="001cad58"/>
    </style:style>
    <style:style style:name="P19" style:family="paragraph" style:parent-style-name="Standard" style:list-style-name="L1">
      <style:paragraph-properties fo:margin-left="1.251cm" fo:margin-right="0cm" fo:text-indent="-0.635cm" style:auto-text-indent="false"/>
      <style:text-properties officeooo:rsid="001cad58" officeooo:paragraph-rsid="001cad58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242d6a" officeooo:paragraph-rsid="00242d6a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28cab0" officeooo:paragraph-rsid="0028cab0"/>
    </style:style>
    <style:style style:name="T1" style:family="text">
      <style:text-properties style:text-position="super 58%"/>
    </style:style>
    <style:style style:name="T2" style:family="text">
      <style:text-properties officeooo:rsid="001b98a5"/>
    </style:style>
    <style:style style:name="T3" style:family="text">
      <style:text-properties officeooo:rsid="001f3905"/>
    </style:style>
    <style:style style:name="T4" style:family="text">
      <style:text-properties officeooo:rsid="0023463b"/>
    </style:style>
    <style:style style:name="T5" style:family="text">
      <style:text-properties officeooo:rsid="0025451a"/>
    </style:style>
    <style:style style:name="T6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Documentation:</text:p>
      <text:p text:style-name="P1"/>
      <text:p text:style-name="P7">Feb 1<text:span text:style-name="T1">st</text:span> <text:s/>2017:</text:p>
      <text:p text:style-name="P1"/>
      <text:list xml:id="list6931625770393364100" text:style-name="L1">
        <text:list-item>
          <text:p text:style-name="P12">Editing the IOTIVITY simpleclient to work with various resources identification and serving them in all situations in the local network.</text:p>
        </text:list-item>
        <text:list-item>
          <text:p text:style-name="P13">Successfully edited the client to detect the specified resources that are available and choosing among them in the same network using mutex locks. lock_guard&lt;std::mutex&gt; Lock(Mutex_object) with condition variable cv as cv.wait(Lock) unit cv.notify_all() is invoked.</text:p>
        </text:list-item>
        <text:list-item>
          <text:p text:style-name="P14">Successfully edited the <text:span text:style-name="T2">server to add the same type of resource <text:s/>by creating another instance with different URI name as a parameterised variable.</text:span></text:p>
          <text:p text:style-name="P17"/>
          <text:p text:style-name="P18">Task:</text:p>
          <text:list>
            <text:list-item>
              <text:list>
                <text:list-header>
                  <text:p text:style-name="P19">Must configure server with the ip address and configure server to access specific IP address resources only</text:p>
                </text:list-header>
              </text:list>
            </text:list-item>
          </text:list>
        </text:list-item>
      </text:list>
      <text:p text:style-name="P8"/>
      <text:p text:style-name="P9">Feb 2<text:span text:style-name="T1">nd</text:span> 2017:</text:p>
      <text:p text:style-name="P2"><text:s text:c="3"/>==&gt;Trying to figure out the iterator object for a MAP object in cpp</text:p>
      <text:list xml:id="list1943535373681293175" text:style-name="L2">
        <text:list-header>
          <text:p text:style-name="P15">map::&lt;string,AttributeValue&gt; temporary_variable</text:p>
          <text:p text:style-name="P15">which results in giving the key-value pair</text:p>
        </text:list-header>
      </text:list>
      <text:p text:style-name="P2"><text:tab/><text:tab/>Only we are able to print the string via with the below example</text:p>
      <text:p text:style-name="P2"><text:tab/><text:span text:style-name="T3">Ex:</text:span></text:p>
      <text:p text:style-name="P2"><text:tab/><text:tab/><text:span text:style-name="T3">OCRepresentation rep; //We get this variable via reference in COAP communication</text:span></text:p>
      <text:p text:style-name="P3"><text:tab/><text:tab/><text:span text:style-name="T3">map&lt;string,AttributeValue&gt; div; </text:span></text:p>
      <text:p text:style-name="P4"><text:tab/><text:tab/>div = rep.getValues(); </text:p>
      <text:p text:style-name="P4"><text:tab/><text:tab/>for( map&lt; string,AttributeValue &gt;:: iterator it = <text:s/>div.begin(); <text:s/>it! = div.end() ;++it ) </text:p>
      <text:p text:style-name="P4"><text:tab/><text:tab/>{ </text:p>
      <text:p text:style-name="P4"><text:tab/><text:tab/><text:tab/>cout &lt;&lt; it-&gt;first &lt;&lt;endl;</text:p>
      <text:p text:style-name="P4"><text:tab/><text:tab/><text:tab/>}<text:span text:style-name="T4"> </text:span></text:p>
      <text:p text:style-name="P6">Feb 3<text:span text:style-name="T1">rd</text:span> 2017:</text:p>
      <text:p text:style-name="P5"><text:s text:c="2"/>==&gt; Trying to develop User_API's which are programmer friendly API's independent of underlying programming difficulty</text:p>
      <text:p text:style-name="P5"/>
      <text:list xml:id="list329122273907813611" text:style-name="L3">
        <text:list-item>
          <text:p text:style-name="P16">init()</text:p>
        </text:list-item>
        <text:list-item>
          <text:p text:style-name="P16">discover()</text:p>
        </text:list-item>
        <text:list-item>
          <text:p text:style-name="P16">connect()</text:p>
        </text:list-item>
        <text:list-item>
          <text:p text:style-name="P16">get(any_parmaters.., user_callback )</text:p>
        </text:list-item>
        <text:list-item>
          <text:p text:style-name="P16">put(any_parmaters.., user_callback )</text:p>
        </text:list-item>
      </text:list>
      <text:p text:style-name="P4"/>
      <text:p text:style-name="P10">The above mentioned API's must have user callback function handler as like of underlying programming structure.</text:p>
      <text:p text:style-name="P10"/>
      <text:p text:style-name="P10"/>
      <text:p text:style-name="P11">Feb 6<text:span text:style-name="T1">th</text:span> 2017:</text:p>
      <text:p text:style-name="P11"><text:tab/>install the following libraries:</text:p>
      <text:p text:style-name="P11"><text:tab/>libjson0</text:p>
      <text:p text:style-name="P11"><text:tab/>libjson0-dev </text:p>
      <text:p text:style-name="P11">***************************************************************</text:p>
      <text:p text:style-name="P11"><text:tab/><text:span text:style-name="T5">To convert string in C++ to char * in C use string extension as follows:</text:span></text:p>
      <text:p text:style-name="P11"><text:tab/><text:tab/><text:span text:style-name="T5">string variable;</text:span></text:p>
      <text:p text:style-name="P11"><text:tab/><text:tab/><text:span text:style-name="T5">char * str = variable.c_str();</text:span></text:p>
      <text:p text:style-name="P11"><text:soft-page-break/></text:p>
      <text:p text:style-name="P21">Feb 14<text:span text:style-name="T1">th</text:span> 2017:</text:p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2:05.062794359</meta:creation-date>
    <dc:date>2017-02-14T11:12:27.064554399</dc:date>
    <meta:editing-duration>PT44M50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261" meta:character-count="1829" meta:non-whitespace-character-count="1570"/>
  </office:meta>
</office:document-meta>
</file>